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 text:c="42"/>To Think or Not to Think</text:h>
      <text:p text:style-name="Text_20_body"><text:tab/>Google: Unnecessary evil or excellent information source? Dr. Carr's assertion that Google is making us stupid has its merits; however, we must <text:s/>also look at the many ways that Google enhances our knowledge. <text:s/>Of course, we may not want to go to Google for most of our larger texts, but it is an excellent resource for quick references. Google enhances intelligence and requires deeper inspection for correct information. </text:p>
      <text:p text:style-name="Text_20_body"><text:tab/>Dr. Carr argues that Google is making us “stupid”. Additionally, Dr. Carr states, “Our ability to interpret text...when we read deeply and without distraction remains largely disengaged.” <text:s/>I disagree. Not only must we be engaged when searching the web, but we must also read deeply and critically in order to find the proper information. <text:s/>I would argue that, if used properly, Google could fill our minds with a variety of information from trivial to complex, from how a platypus got its name to how to rebuild engines. How can something that is such a font of information make us “stupid.” Indeed, so long as we are learning, we are becoming more intelligent. There certainly is not one source that has the monopoly on education. Do we still need the human element? Without doubt, we do. Should we still incorporate books in our quest for intelligence? Absolutely, we should. Does that make Google irrelevant or less effective with regards to advancing our intelligence? I say that it in no way makes us less intelligent. It is yet another source to use to enhance our intelligence. </text:p>
      <text:p text:style-name="Text_20_body"><text:s/><text:tab/>Another way in which Google enhances education is by forcing us to read carefully to find information. Some individuals believe that those of us who rely on Google for information click on the first result and take the information from that solitary source, thus reading shallowly and gleaning as little information as possible. Mr. Carr contends that the net is “... chipping away [his] capacity for … contemplation.” I contend that the opposite is true. Once Google supplies us with numerous sources on the topic of our choosing, we must then sift carefully through several of the renderings in order to find reliable and relevant information. We do not click on the first rendering and begin copying and pasting or paraphrasing. We actually begin the process of carefully reading various websites and contemplating the validity of <text:s/>information. </text:p>
      <text:p text:style-name="Text_20_body"><text:tab/>How can a tool that enhances learning and requires deep inspection make us “stupid”? Contrary to Dr. Carr's beliefs, I assert that anything that we learn makes us more intelligent regardless of where that information was found. Certainly we may skim through some material on the web, but we also skim books for information. Deep reading and learning are synonymous, but we also learn when we skim for specific information. Truly intelligent people increase intellect by being open to various media. What does not steal our intellect only makes us smar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becca Anders</meta:initial-creator>
    <meta:creation-date>2015-06-10T21:31:07.11</meta:creation-date>
    <dc:date>2015-06-10T23:08:18.75</dc:date>
    <dc:creator>Rebecca Anders</dc:creator>
    <meta:editing-duration>PT4M48S</meta:editing-duration>
    <meta:editing-cycles>1</meta:editing-cycles>
    <meta:generator>OpenOffice/4.1.1$Win32 OpenOffice.org_project/411m6$Build-9775</meta:generator>
    <meta:document-statistic meta:table-count="0" meta:image-count="0" meta:object-count="0" meta:page-count="1" meta:paragraph-count="5" meta:word-count="486" meta:character-count="2980"/>
  </office:meta>
</office:document-meta>
</file>